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08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4555in"/>
    </style:style>
    <style:style style:name="co4" style:family="table-column">
      <style:table-column-properties fo:break-before="auto" style:column-width="0.7591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7327in"/>
    </style:style>
    <style:style style:name="co7" style:family="table-column">
      <style:table-column-properties fo:break-before="auto" style:column-width="0.7953in"/>
    </style:style>
    <style:style style:name="co8" style:family="table-column">
      <style:table-column-properties fo:break-before="auto" style:column-width="0.7409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7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number-columns-repeated="2" table:default-cell-style-name="Default"/>
        <table:table-column table:style-name="co10" table:default-cell-style-name="ce5"/>
        <table:table-column table:style-name="co10" table:default-cell-style-name="ce7"/>
        <table:table-column table:style-name="co10" table:number-columns-repeated="1011" table:default-cell-style-name="Default"/>
        <table:table-row table:style-name="ro1">
          <table:table-cell table:number-columns-repeated="5"/>
          <table:table-cell table:style-name="ce10" office:value-type="string" table:number-columns-spanned="4" table:number-rows-spanned="1">
            <text:p>ESU</text:p>
          </table:table-cell>
          <table:covered-table-cell table:number-columns-repeated="3"/>
          <table:table-cell table:style-name="ce10" office:value-type="string" table:number-columns-spanned="4" table:number-rows-spanned="1">
            <text:p>GtrieScanner</text:p>
          </table:table-cell>
          <table:covered-table-cell table:number-columns-repeated="3"/>
          <table:table-cell table:number-columns-repeated="1011"/>
        </table:table-row>
        <table:table-row table:style-name="ro2">
          <table:table-cell table:style-name="ce1"/>
          <table:table-cell table:style-name="ce4" office:value-type="string">
            <text:p>Order</text:p>
          </table:table-cell>
          <table:table-cell table:style-name="ce4" office:value-type="string">
            <text:p>Size</text:p>
          </table:table-cell>
          <table:table-cell table:style-name="ce4" office:value-type="string">
            <text:p>Directed?</text:p>
          </table:table-cell>
          <table:table-cell table:style-name="ce8" office:value-type="string">
            <text:p>Weighted?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" table:number-columns-repeated="1011"/>
        </table:table-row>
        <table:table-row table:style-name="ro2">
          <table:table-cell table:style-name="ce2" office:value-type="string">
            <text:p>Macaque47</text:p>
          </table:table-cell>
          <table:table-cell office:value-type="float" office:value="47">
            <text:p>47</text:p>
          </table:table-cell>
          <table:table-cell office:value-type="float" office:value="505">
            <text:p>50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03968">
            <text:p>0.003968</text:p>
          </table:table-cell>
          <table:table-cell office:value-type="float" office:value="0.019579">
            <text:p>0.019579</text:p>
          </table:table-cell>
          <table:table-cell office:value-type="float" office:value="0.218347">
            <text:p>0.218347</text:p>
          </table:table-cell>
          <table:table-cell office:value-type="float" office:value="2.236243">
            <text:p>2.236243</text:p>
          </table:table-cell>
          <table:table-cell office:value-type="float" office:value="0.001267">
            <text:p>0.001267</text:p>
          </table:table-cell>
          <table:table-cell office:value-type="float" office:value="0.026704">
            <text:p>0.026704</text:p>
          </table:table-cell>
          <table:table-cell office:value-type="float" office:value="0.437772">
            <text:p>0.437772</text:p>
          </table:table-cell>
          <table:table-cell office:value-type="string">
            <text:p>N/A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Random47</text:p>
          </table:table-cell>
          <table:table-cell office:value-type="float" office:value="47">
            <text:p>47</text:p>
          </table:table-cell>
          <table:table-cell table:style-name="Default" office:value-type="float" office:value="505">
            <text:p>50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00671">
            <text:p>0.000671</text:p>
          </table:table-cell>
          <table:table-cell office:value-type="float" office:value="0.017804">
            <text:p>0.017804</text:p>
          </table:table-cell>
          <table:table-cell office:value-type="float" office:value="0.274223">
            <text:p>0.274223</text:p>
          </table:table-cell>
          <table:table-cell office:value-type="float" office:value="2.148757">
            <text:p>2.148757</text:p>
          </table:table-cell>
          <table:table-cell office:value-type="float" office:value="0.001259">
            <text:p>0.001259</text:p>
          </table:table-cell>
          <table:table-cell office:value-type="float" office:value="0.035444">
            <text:p>0.035444</text:p>
          </table:table-cell>
          <table:table-cell office:value-type="float" office:value="0.551607">
            <text:p>0.551607</text:p>
          </table:table-cell>
          <table:table-cell office:value-type="string">
            <text:p>N/A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2" office:value-type="string">
            <text:p>Macaque71</text:p>
          </table:table-cell>
          <table:table-cell office:value-type="float" office:value="71">
            <text:p>71</text:p>
          </table:table-cell>
          <table:table-cell office:value-type="float" office:value="746">
            <text:p>746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05828">
            <text:p>0.005828</text:p>
          </table:table-cell>
          <table:table-cell office:value-type="float" office:value="0.029249">
            <text:p>0.029249</text:p>
          </table:table-cell>
          <table:table-cell office:value-type="float" office:value="0.40987">
            <text:p>0.40987</text:p>
          </table:table-cell>
          <table:table-cell office:value-type="float" office:value="10.191247">
            <text:p>10.191247</text:p>
          </table:table-cell>
          <table:table-cell office:value-type="float" office:value="0.002213">
            <text:p>0.002213</text:p>
          </table:table-cell>
          <table:table-cell office:value-type="float" office:value="0.034452">
            <text:p>0.034452</text:p>
          </table:table-cell>
          <table:table-cell office:value-type="float" office:value="0.632591">
            <text:p>0.632591</text:p>
          </table:table-cell>
          <table:table-cell office:value-type="string">
            <text:p>N/A</text:p>
          </table:table-cell>
          <table:table-cell table:number-columns-repeated="1011"/>
        </table:table-row>
        <table:table-row table:style-name="ro2">
          <table:table-cell office:value-type="string">
            <text:p>Random71</text:p>
          </table:table-cell>
          <table:table-cell office:value-type="float" office:value="71">
            <text:p>71</text:p>
          </table:table-cell>
          <table:table-cell office:value-type="float" office:value="746">
            <text:p>746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00847">
            <text:p>0.000847</text:p>
          </table:table-cell>
          <table:table-cell office:value-type="float" office:value="0.022957">
            <text:p>0.022957</text:p>
          </table:table-cell>
          <table:table-cell office:value-type="float" office:value="0.640261">
            <text:p>0.640261</text:p>
          </table:table-cell>
          <table:table-cell office:value-type="float" office:value="9.139498">
            <text:p>9.139498</text:p>
          </table:table-cell>
          <table:table-cell office:value-type="float" office:value="0.001654">
            <text:p>0.001654</text:p>
          </table:table-cell>
          <table:table-cell office:value-type="float" office:value="0.046567">
            <text:p>0.046567</text:p>
          </table:table-cell>
          <table:table-cell office:value-type="float" office:value="0.82697">
            <text:p>0.82697</text:p>
          </table:table-cell>
          <table:table-cell office:value-type="string">
            <text:p>N/A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2" office:value-type="string">
            <text:p>Fve30</text:p>
          </table:table-cell>
          <table:table-cell office:value-type="float" office:value="30">
            <text:p>30</text:p>
          </table:table-cell>
          <table:table-cell office:value-type="float" office:value="311">
            <text:p>31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0179">
            <text:p>0.00179</text:p>
          </table:table-cell>
          <table:table-cell office:value-type="float" office:value="0.012437">
            <text:p>0.012437</text:p>
          </table:table-cell>
          <table:table-cell office:value-type="float" office:value="0.120059">
            <text:p>0.120059</text:p>
          </table:table-cell>
          <table:table-cell office:value-type="float" office:value="0.803938">
            <text:p>0.803938</text:p>
          </table:table-cell>
          <table:table-cell office:value-type="float" office:value="0.001189">
            <text:p>0.001189</text:p>
          </table:table-cell>
          <table:table-cell office:value-type="float" office:value="0.016049">
            <text:p>0.016049</text:p>
          </table:table-cell>
          <table:table-cell office:value-type="float" office:value="0.180734">
            <text:p>0.180734</text:p>
          </table:table-cell>
          <table:table-cell office:value-type="string">
            <text:p>N/A</text:p>
          </table:table-cell>
          <table:table-cell table:number-columns-repeated="1011"/>
        </table:table-row>
        <table:table-row table:style-name="ro2">
          <table:table-cell office:value-type="string">
            <text:p>Random30</text:p>
          </table:table-cell>
          <table:table-cell office:value-type="float" office:value="30">
            <text:p>30</text:p>
          </table:table-cell>
          <table:table-cell office:value-type="float" office:value="311">
            <text:p>31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00689">
            <text:p>0.000689</text:p>
          </table:table-cell>
          <table:table-cell office:value-type="float" office:value="0.01546">
            <text:p>0.01546</text:p>
          </table:table-cell>
          <table:table-cell office:value-type="float" office:value="0.158078">
            <text:p>0.158078</text:p>
          </table:table-cell>
          <table:table-cell office:value-type="float" office:value="0.638309">
            <text:p>0.638309</text:p>
          </table:table-cell>
          <table:table-cell office:value-type="float" office:value="0.000723">
            <text:p>0.000723</text:p>
          </table:table-cell>
          <table:table-cell office:value-type="float" office:value="0.015525">
            <text:p>0.015525</text:p>
          </table:table-cell>
          <table:table-cell office:value-type="float" office:value="0.143843">
            <text:p>0.143843</text:p>
          </table:table-cell>
          <table:table-cell office:value-type="string">
            <text:p>N/A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2" office:value-type="string">
            <text:p>Fve32</text:p>
          </table:table-cell>
          <table:table-cell office:value-type="float" office:value="32">
            <text:p>32</text:p>
          </table:table-cell>
          <table:table-cell office:value-type="float" office:value="315">
            <text:p>31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02421">
            <text:p>0.002421</text:p>
          </table:table-cell>
          <table:table-cell office:value-type="float" office:value="0.016024">
            <text:p>0.016024</text:p>
          </table:table-cell>
          <table:table-cell office:value-type="float" office:value="0.131461">
            <text:p>0.131461</text:p>
          </table:table-cell>
          <table:table-cell office:value-type="float" office:value="0.906235">
            <text:p>0.906235</text:p>
          </table:table-cell>
          <table:table-cell office:value-type="float" office:value="0.00104">
            <text:p>0.00104</text:p>
          </table:table-cell>
          <table:table-cell office:value-type="float" office:value="0.014374">
            <text:p>0.014374</text:p>
          </table:table-cell>
          <table:table-cell office:value-type="float" office:value="0.184732">
            <text:p>0.184732</text:p>
          </table:table-cell>
          <table:table-cell office:value-type="string">
            <text:p>N/A</text:p>
          </table:table-cell>
          <table:table-cell table:number-columns-repeated="1011"/>
        </table:table-row>
        <table:table-row table:style-name="ro2">
          <table:table-cell office:value-type="string">
            <text:p>Random32</text:p>
          </table:table-cell>
          <table:table-cell office:value-type="float" office:value="32">
            <text:p>32</text:p>
          </table:table-cell>
          <table:table-cell office:value-type="float" office:value="315">
            <text:p>31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00706">
            <text:p>0.000706</text:p>
          </table:table-cell>
          <table:table-cell office:value-type="float" office:value="0.016254">
            <text:p>0.016254</text:p>
          </table:table-cell>
          <table:table-cell office:value-type="float" office:value="0.162103">
            <text:p>0.162103</text:p>
          </table:table-cell>
          <table:table-cell office:value-type="float" office:value="0.660693">
            <text:p>0.660693</text:p>
          </table:table-cell>
          <table:table-cell office:value-type="float" office:value="0.000721">
            <text:p>0.000721</text:p>
          </table:table-cell>
          <table:table-cell office:value-type="float" office:value="0.015715">
            <text:p>0.015715</text:p>
          </table:table-cell>
          <table:table-cell office:value-type="float" office:value="0.147858">
            <text:p>0.147858</text:p>
          </table:table-cell>
          <table:table-cell office:value-type="string">
            <text:p>N/A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2" office:value-type="string">
            <text:p>Cat-Cortex</text:p>
          </table:table-cell>
          <table:table-cell office:value-type="float" office:value="52">
            <text:p>52</text:p>
          </table:table-cell>
          <table:table-cell office:value-type="float" office:value="818">
            <text:p>81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06505">
            <text:p>0.006505</text:p>
          </table:table-cell>
          <table:table-cell office:value-type="float" office:value="0.05642">
            <text:p>0.05642</text:p>
          </table:table-cell>
          <table:table-cell office:value-type="float" office:value="0.712038">
            <text:p>0.712038</text:p>
          </table:table-cell>
          <table:table-cell office:value-type="string">
            <text:p>N/A</text:p>
          </table:table-cell>
          <table:table-cell office:value-type="float" office:value="0.003046">
            <text:p>0.003046</text:p>
          </table:table-cell>
          <table:table-cell office:value-type="float" office:value="0.033683">
            <text:p>0.033683</text:p>
          </table:table-cell>
          <table:table-cell office:value-type="float" office:value="0.778507">
            <text:p>0.778507</text:p>
          </table:table-cell>
          <table:table-cell office:value-type="string">
            <text:p>N/A</text:p>
          </table:table-cell>
          <table:table-cell table:number-columns-repeated="1011"/>
        </table:table-row>
        <table:table-row table:style-name="ro2">
          <table:table-cell office:value-type="string">
            <text:p>Random52</text:p>
          </table:table-cell>
          <table:table-cell office:value-type="float" office:value="52">
            <text:p>52</text:p>
          </table:table-cell>
          <table:table-cell office:value-type="float" office:value="818">
            <text:p>81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01296">
            <text:p>0.001296</text:p>
          </table:table-cell>
          <table:table-cell office:value-type="float" office:value="0.046953">
            <text:p>0.046953</text:p>
          </table:table-cell>
          <table:table-cell office:value-type="float" office:value="1.144884">
            <text:p>1.144884</text:p>
          </table:table-cell>
          <table:table-cell office:value-type="string">
            <text:p>N/A</text:p>
          </table:table-cell>
          <table:table-cell office:value-type="float" office:value="0.001291">
            <text:p>0.001291</text:p>
          </table:table-cell>
          <table:table-cell office:value-type="float" office:value="0.046791">
            <text:p>0.046791</text:p>
          </table:table-cell>
          <table:table-cell office:value-type="float" office:value="1.038996">
            <text:p>1.038996</text:p>
          </table:table-cell>
          <table:table-cell office:value-type="string">
            <text:p>N/A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C. Elegans (chem)</text:p>
          </table:table-cell>
          <table:table-cell office:value-type="float" office:value="279">
            <text:p>279</text:p>
          </table:table-cell>
          <table:table-cell office:value-type="float" office:value="2194">
            <text:p>219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16596">
            <text:p>0.016596</text:p>
          </table:table-cell>
          <table:table-cell office:value-type="float" office:value="0.506916">
            <text:p>0.506916</text:p>
          </table:table-cell>
          <table:table-cell office:value-type="float" office:value="19.261442">
            <text:p>19.261442</text:p>
          </table:table-cell>
          <table:table-cell office:value-type="string">
            <text:p>N/A</text:p>
          </table:table-cell>
          <table:table-cell office:value-type="float" office:value="0.00569">
            <text:p>0.00569</text:p>
          </table:table-cell>
          <table:table-cell office:value-type="float" office:value="0.060957">
            <text:p>0.060957</text:p>
          </table:table-cell>
          <table:table-cell office:value-type="float" office:value="1.401348">
            <text:p>1.401348</text:p>
          </table:table-cell>
          <table:table-cell office:value-type="string">
            <text:p>N/A</text:p>
          </table:table-cell>
          <table:table-cell table:number-columns-repeated="1011"/>
        </table:table-row>
        <table:table-row table:style-name="ro2">
          <table:table-cell office:value-type="string">
            <text:p>Random</text:p>
          </table:table-cell>
          <table:table-cell office:value-type="float" office:value="279">
            <text:p>279</text:p>
          </table:table-cell>
          <table:table-cell office:value-type="float" office:value="2194">
            <text:p>219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0.001829">
            <text:p>0.001829</text:p>
          </table:table-cell>
          <table:table-cell office:value-type="float" office:value="0.056192">
            <text:p>0.056192</text:p>
          </table:table-cell>
          <table:table-cell office:value-type="float" office:value="1.770096">
            <text:p>1.770096</text:p>
          </table:table-cell>
          <table:table-cell office:value-type="string">
            <text:p>N/A</text:p>
          </table:table-cell>
          <table:table-cell office:value-type="float" office:value="0.001817">
            <text:p>0.001817</text:p>
          </table:table-cell>
          <table:table-cell office:value-type="float" office:value="0.057565">
            <text:p>0.057565</text:p>
          </table:table-cell>
          <table:table-cell office:value-type="float" office:value="1.757956">
            <text:p>1.757956</text:p>
          </table:table-cell>
          <table:table-cell office:value-type="string">
            <text:p>N/A</text:p>
          </table:table-cell>
          <table:table-cell table:number-columns-repeated="1011"/>
        </table:table-row>
        <table:table-row table:style-name="ro2">
          <table:table-cell/>
          <table:table-cell table:style-name="ce2"/>
          <table:table-cell table:style-name="ce6"/>
          <table:table-cell table:style-name="ce2"/>
          <table:table-cell table:style-name="ce9"/>
          <table:table-cell table:style-name="ce6"/>
          <table:table-cell/>
          <table:table-cell table:style-name="ce2"/>
          <table:table-cell table:number-columns-repeated="1016"/>
        </table:table-row>
        <table:table-row table:style-name="ro1">
          <table:table-cell table:style-name="ce2" office:value-type="string">
            <text:p>C. Elegans (gap)</text:p>
          </table:table-cell>
          <table:table-cell office:value-type="float" office:value="279">
            <text:p>279</text:p>
          </table:table-cell>
          <table:table-cell office:value-type="float" office:value="514">
            <text:p>514</text:p>
          </table:table-cell>
          <table:table-cell table:number-columns-repeated="2" office:value-type="string">
            <text:p>No</text:p>
          </table:table-cell>
          <table:table-cell office:value-type="float" office:value="0.002903">
            <text:p>0.002903</text:p>
          </table:table-cell>
          <table:table-cell office:value-type="float" office:value="0.024503">
            <text:p>0.024503</text:p>
          </table:table-cell>
          <table:table-cell office:value-type="float" office:value="0.340279">
            <text:p>0.340279</text:p>
          </table:table-cell>
          <table:table-cell office:value-type="float" office:value="4.373126">
            <text:p>4.373126</text:p>
          </table:table-cell>
          <table:table-cell office:value-type="float" office:value="0.000979">
            <text:p>0.000979</text:p>
          </table:table-cell>
          <table:table-cell office:value-type="float" office:value="0.002787">
            <text:p>0.002787</text:p>
          </table:table-cell>
          <table:table-cell table:style-name="Default" office:value-type="float" office:value="0.014819">
            <text:p>0.014819</text:p>
          </table:table-cell>
          <table:table-cell office:value-type="float" office:value="0.090433">
            <text:p>0.090433</text:p>
          </table:table-cell>
          <table:table-cell table:number-columns-repeated="1011"/>
        </table:table-row>
        <table:table-row table:style-name="ro2">
          <table:table-cell office:value-type="string">
            <text:p>Random</text:p>
          </table:table-cell>
          <table:table-cell office:value-type="float" office:value="279">
            <text:p>279</text:p>
          </table:table-cell>
          <table:table-cell office:value-type="float" office:value="514">
            <text:p>514</text:p>
          </table:table-cell>
          <table:table-cell table:number-columns-repeated="2" office:value-type="string">
            <text:p>No</text:p>
          </table:table-cell>
          <table:table-cell office:value-type="float" office:value="0.000084">
            <text:p>0.000084</text:p>
          </table:table-cell>
          <table:table-cell office:value-type="float" office:value="0.000859">
            <text:p>0.000859</text:p>
          </table:table-cell>
          <table:table-cell office:value-type="float" office:value="0.009924">
            <text:p>0.009924</text:p>
          </table:table-cell>
          <table:table-cell office:value-type="float" office:value="0.118467">
            <text:p>0.118467</text:p>
          </table:table-cell>
          <table:table-cell office:value-type="float" office:value="0.000083">
            <text:p>0.000083</text:p>
          </table:table-cell>
          <table:table-cell office:value-type="float" office:value="0.000874">
            <text:p>0.000874</text:p>
          </table:table-cell>
          <table:table-cell table:style-name="Default" office:value-type="float" office:value="0.010199">
            <text:p>0.010199</text:p>
          </table:table-cell>
          <table:table-cell office:value-type="float" office:value="0.139636">
            <text:p>0.139636</text:p>
          </table:table-cell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2"/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 style:data-style-name="N2" text:time-value="0000-00-00T05:42:4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-2091 </meta:initial-creator>
    <meta:creation-date>2013-04-07T23:10:24</meta:creation-date>
    <dc:date>2013-04-08T11:37:52</dc:date>
    <dc:creator>em-2091 </dc:creator>
    <meta:editing-duration>PT5H59M5S</meta:editing-duration>
    <meta:editing-cycles>44</meta:editing-cycles>
    <meta:generator>LibreOffice/3.6$Linux_X86_64 LibreOffice_project/360m1$Build-2</meta:generator>
    <meta:document-statistic meta:table-count="1" meta:cell-count="196" meta:object-count="0"/>
  </office:meta>
</office:document-meta>
</file>